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Long_20_Dash" svg:stroke-linecap="butt" draw:textarea-vertical-align="top" draw:auto-grow-height="false" fo:min-height="4.624cm" fo:min-width="27.674cm" style:writing-mode="lr-tb" loext:decorative="false"/>
      <style:paragraph-properties style:writing-mode="lr-tb"/>
    </style:style>
    <style:style style:name="gr2" style:family="graphic" style:parent-style-name="standard">
      <style:graphic-properties draw:textarea-vertical-align="middle" draw:auto-grow-height="false" fo:min-height="2.435cm" fo:min-width="5.186cm" style:writing-mode="lr-tb" loext:decorative="false"/>
      <style:paragraph-properties style:writing-mode="lr-tb"/>
    </style:style>
    <style:style style:name="gr3" style:family="graphic" style:parent-style-name="standard">
      <style:graphic-properties draw:textarea-vertical-align="middle" draw:auto-grow-height="false" fo:min-height="2.436cm" fo:min-width="5.186cm" style:writing-mode="lr-tb" loext:decorative="false"/>
      <style:paragraph-properties style:writing-mode="lr-tb"/>
    </style:style>
    <style:style style:name="gr4" style:family="graphic" style:parent-style-name="objectwithoutfill">
      <style:graphic-properties draw:stroke="solid" draw:stroke-dash="Long_20_Dash" svg:stroke-linecap="butt" draw:textarea-vertical-align="bottom" draw:auto-grow-height="false" fo:min-height="4.714cm" fo:min-width="12.964cm" style:writing-mode="lr-tb" loext:decorative="false"/>
      <style:paragraph-properties style:writing-mode="lr-tb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.002cm" loext:decorative="false"/>
    </style:style>
    <style:style style:name="gr7" style:family="graphic" style:parent-style-name="standard">
      <style:graphic-properties draw:textarea-vertical-align="middle" draw:auto-grow-height="false" fo:min-height="2.166cm" fo:min-width="4.444cm" style:writing-mode="lr-tb" loext:decorative="false"/>
      <style:paragraph-properties style:writing-mode="lr-tb"/>
    </style:style>
    <style:style style:name="gr8" style:family="graphic" style:parent-style-name="objectwithoutfill">
      <style:graphic-properties draw:marker-start="Arrowheads_20_28" draw:marker-start-width="0.3cm" draw:marker-end="Arrowheads_20_29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36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37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38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tyle="italic" style:font-style-asian="italic" style:font-style-complex="italic"/>
    </style:style>
    <style:style style:name="P2" style:family="paragraph">
      <style:paragraph-properties fo:text-align="center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line-height="115%" fo:text-align="center"/>
    </style:style>
    <style:style style:name="P6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28.7cm" svg:height="5.4cm" svg:x="0.7cm" svg:y="0.9cm">
          <draw:glue-point draw:id="4" svg:x="1.343cm" svg:y="4.807cm"/>
          <text:p text:style-name="P1"><text:span text:style-name="T1">ASO Web-based Control Palnel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" draw:id="id1" draw:layer="layout" svg:width="6cm" svg:height="2.999cm" svg:x="22.906cm" svg:y="2.402cm">
          <draw:glue-point draw:id="4" svg:x="2.422cm" svg:y="-5cm" draw:escape-direction="up"/>
          <draw:glue-point draw:id="5" svg:x="5.001cm" svg:y="-2.777cm" draw:escape-direction="right"/>
          <draw:glue-point draw:id="6" svg:x="5.001cm" svg:y="2.777cm" draw:escape-direction="right"/>
          <draw:glue-point draw:id="7" svg:x="2.422cm" svg:y="5cm" draw:escape-direction="down"/>
          <draw:glue-point draw:id="8" svg:x="-2.735cm" svg:y="5cm" draw:escape-direction="down"/>
          <draw:glue-point draw:id="9" svg:x="-5.033cm" svg:y="2.777cm" draw:escape-direction="left"/>
          <draw:glue-point draw:id="10" svg:x="-5.033cm" svg:y="-2.777cm" draw:escape-direction="left"/>
          <draw:glue-point draw:id="11" svg:x="-2.735cm" svg:y="-5cm" draw:escape-direction="up"/>
          <text:p text:style-name="P3"><text:span text:style-name="T2">C/C++ compiler</text:span></text:p>
          <text:p text:style-name="P3">Compile oracle program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878.563495001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9" draw:id="id9" draw:layer="layout" svg:width="6cm" svg:height="2.999cm" svg:x="15.707cm" svg:y="2.402cm">
          <draw:glue-point draw:id="4" svg:x="2.422cm" svg:y="-5cm" draw:escape-direction="up"/>
          <draw:glue-point draw:id="5" svg:x="5.001cm" svg:y="-2.777cm" draw:escape-direction="right"/>
          <draw:glue-point draw:id="6" svg:x="5.001cm" svg:y="2.777cm" draw:escape-direction="right"/>
          <draw:glue-point draw:id="7" svg:x="2.422cm" svg:y="5cm" draw:escape-direction="down"/>
          <draw:glue-point draw:id="8" svg:x="-2.735cm" svg:y="5cm" draw:escape-direction="down"/>
          <draw:glue-point draw:id="9" svg:x="-5.033cm" svg:y="2.777cm" draw:escape-direction="left"/>
          <draw:glue-point draw:id="10" svg:x="-5.033cm" svg:y="-2.777cm" draw:escape-direction="left"/>
          <draw:glue-point draw:id="11" svg:x="-2.735cm" svg:y="-5cm" draw:escape-direction="up"/>
          <text:p text:style-name="P3"><text:span text:style-name="T2">Test tools</text:span></text:p>
          <text:p text:style-name="P5">Make/simulate request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878.563495001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7" draw:id="id7" draw:layer="layout" svg:width="6cm" svg:height="3cm" svg:x="8.478cm" svg:y="2.401cm">
          <draw:glue-point draw:id="4" svg:x="2.422cm" svg:y="-5cm" draw:escape-direction="up"/>
          <draw:glue-point draw:id="5" svg:x="5.001cm" svg:y="-2.777cm" draw:escape-direction="right"/>
          <draw:glue-point draw:id="6" svg:x="5.001cm" svg:y="2.777cm" draw:escape-direction="right"/>
          <draw:glue-point draw:id="7" svg:x="2.422cm" svg:y="5cm" draw:escape-direction="down"/>
          <draw:glue-point draw:id="8" svg:x="-2.735cm" svg:y="5cm" draw:escape-direction="down"/>
          <draw:glue-point draw:id="9" svg:x="-5.033cm" svg:y="2.777cm" draw:escape-direction="left"/>
          <draw:glue-point draw:id="10" svg:x="-5.033cm" svg:y="-2.777cm" draw:escape-direction="left"/>
          <draw:glue-point draw:id="11" svg:x="-2.735cm" svg:y="-5cm" draw:escape-direction="up"/>
          <text:p text:style-name="P3"><text:span text:style-name="T2">Config editor</text:span></text:p>
          <text:p text:style-name="P3">Manage ASO setting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878.563495001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8" draw:id="id8" draw:layer="layout" svg:width="6cm" svg:height="3cm" svg:x="1.248cm" svg:y="2.401cm">
          <draw:glue-point draw:id="4" svg:x="2.422cm" svg:y="-5cm" draw:escape-direction="up"/>
          <draw:glue-point draw:id="5" svg:x="5.001cm" svg:y="-2.777cm" draw:escape-direction="right"/>
          <draw:glue-point draw:id="6" svg:x="5.001cm" svg:y="2.777cm" draw:escape-direction="right"/>
          <draw:glue-point draw:id="7" svg:x="2.422cm" svg:y="5cm" draw:escape-direction="down"/>
          <draw:glue-point draw:id="8" svg:x="-2.735cm" svg:y="5cm" draw:escape-direction="down"/>
          <draw:glue-point draw:id="9" svg:x="-5.033cm" svg:y="2.777cm" draw:escape-direction="left"/>
          <draw:glue-point draw:id="10" svg:x="-5.033cm" svg:y="-2.777cm" draw:escape-direction="left"/>
          <draw:glue-point draw:id="11" svg:x="-2.735cm" svg:y="-5cm" draw:escape-direction="up"/>
          <text:p text:style-name="P3"><text:span text:style-name="T2">ASO selector</text:span></text:p>
          <text:p text:style-name="P3">Select or create ASO’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878.563495001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4" draw:id="id4" draw:layer="layout" svg:width="14cm" svg:height="5.5cm" svg:x="0.6cm" svg:y="7.05cm">
          <text:p text:style-name="P1"><text:span text:style-name="T1">Blockchain network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5" xml:id="id6" draw:id="id6">
          <draw:glue-point draw:id="4" svg:x="-4.657cm" svg:y="-3.569cm" draw:escape-direction="up"/>
          <draw:frame draw:style-name="gr6" draw:text-style-name="P7" draw:layer="layout" svg:width="0.564cm" svg:height="1.187cm" svg:x="12.357cm" svg:y="8.449cm">
            <draw:text-box>
              <text:p/>
            </draw:text-box>
          </draw:frame>
          <draw:custom-shape draw:style-name="gr7" draw:text-style-name="P4" draw:layer="layout" svg:width="5.228cm" svg:height="2.7cm" svg:x="8.872cm" svg:y="8.25cm">
            <draw:glue-point draw:id="4" svg:x="2.422cm" svg:y="-5cm" draw:escape-direction="up"/>
            <draw:glue-point draw:id="5" svg:x="5.001cm" svg:y="-2.777cm" draw:escape-direction="right"/>
            <draw:glue-point draw:id="6" svg:x="5.001cm" svg:y="2.777cm" draw:escape-direction="right"/>
            <draw:glue-point draw:id="7" svg:x="2.422cm" svg:y="5cm" draw:escape-direction="down"/>
            <draw:glue-point draw:id="8" svg:x="-2.735cm" svg:y="5cm" draw:escape-direction="down"/>
            <draw:glue-point draw:id="9" svg:x="-5.033cm" svg:y="2.777cm" draw:escape-direction="left"/>
            <draw:glue-point draw:id="10" svg:x="-5.033cm" svg:y="-2.777cm" draw:escape-direction="left"/>
            <draw:glue-point draw:id="11" svg:x="-2.735cm" svg:y="-5cm" draw:escape-direction="up"/>
            <text:p text:style-name="P3"><text:span text:style-name="T2">ASO</text:span></text:p>
            <text:p text:style-name="P3">Smart contract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878.563495001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4" draw:layer="layout" svg:width="5.228cm" svg:height="2.7cm" svg:x="8.535cm" svg:y="8.451cm">
            <draw:glue-point draw:id="4" svg:x="2.422cm" svg:y="-5cm" draw:escape-direction="up"/>
            <draw:glue-point draw:id="5" svg:x="5.001cm" svg:y="-2.777cm" draw:escape-direction="right"/>
            <draw:glue-point draw:id="6" svg:x="5.001cm" svg:y="2.777cm" draw:escape-direction="right"/>
            <draw:glue-point draw:id="7" svg:x="2.422cm" svg:y="5cm" draw:escape-direction="down"/>
            <draw:glue-point draw:id="8" svg:x="-2.735cm" svg:y="5cm" draw:escape-direction="down"/>
            <draw:glue-point draw:id="9" svg:x="-5.033cm" svg:y="2.777cm" draw:escape-direction="left"/>
            <draw:glue-point draw:id="10" svg:x="-5.033cm" svg:y="-2.777cm" draw:escape-direction="left"/>
            <draw:glue-point draw:id="11" svg:x="-2.735cm" svg:y="-5cm" draw:escape-direction="up"/>
            <text:p text:style-name="P3"><text:span text:style-name="T2">ASO</text:span></text:p>
            <text:p text:style-name="P3">Smart contract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878.563495001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4" draw:layer="layout" svg:width="5.228cm" svg:height="2.7cm" svg:x="8.198cm" svg:y="8.699cm">
            <draw:glue-point draw:id="4" svg:x="2.422cm" svg:y="-5cm" draw:escape-direction="up"/>
            <draw:glue-point draw:id="5" svg:x="5.001cm" svg:y="-2.777cm" draw:escape-direction="right"/>
            <draw:glue-point draw:id="6" svg:x="5.001cm" svg:y="2.777cm" draw:escape-direction="right"/>
            <draw:glue-point draw:id="7" svg:x="2.422cm" svg:y="5cm" draw:escape-direction="down"/>
            <draw:glue-point draw:id="8" svg:x="-2.735cm" svg:y="5cm" draw:escape-direction="down"/>
            <draw:glue-point draw:id="9" svg:x="-5.033cm" svg:y="2.777cm" draw:escape-direction="left"/>
            <draw:glue-point draw:id="10" svg:x="-5.033cm" svg:y="-2.777cm" draw:escape-direction="left"/>
            <draw:glue-point draw:id="11" svg:x="-2.735cm" svg:y="-5cm" draw:escape-direction="up"/>
            <text:p text:style-name="P3"><text:span text:style-name="T2">ASO</text:span></text:p>
            <text:p text:style-name="P3">Smart contracts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878.563495001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" draw:text-style-name="P4" xml:id="id2" draw:id="id2" draw:layer="layout" svg:width="6cm" svg:height="2.999cm" svg:x="22.908cm" svg:y="8.303cm">
          <draw:glue-point draw:id="4" svg:x="2.422cm" svg:y="-5cm" draw:escape-direction="up"/>
          <draw:glue-point draw:id="5" svg:x="5.001cm" svg:y="-2.777cm" draw:escape-direction="right"/>
          <draw:glue-point draw:id="6" svg:x="5.001cm" svg:y="2.777cm" draw:escape-direction="right"/>
          <draw:glue-point draw:id="7" svg:x="2.422cm" svg:y="5cm" draw:escape-direction="down"/>
          <draw:glue-point draw:id="8" svg:x="-2.735cm" svg:y="5cm" draw:escape-direction="down"/>
          <draw:glue-point draw:id="9" svg:x="-5.033cm" svg:y="2.777cm" draw:escape-direction="left"/>
          <draw:glue-point draw:id="10" svg:x="-5.033cm" svg:y="-2.777cm" draw:escape-direction="left"/>
          <draw:glue-point draw:id="11" svg:x="-2.735cm" svg:y="-5cm" draw:escape-direction="up"/>
          <text:p text:style-name="P3"><text:span text:style-name="T2">Gora web API</text:span></text:p>
          <text:p text:style-name="P3">Clang for WASM</text:p>
          <draw:enhanced-geometry svg:viewBox="0 0 21600 21600" draw:path-stretchpoint-x="10800" draw:path-stretchpoint-y="10800" draw:text-areas="?f3 ?f4 ?f5 ?f6" draw:mirror-horizontal="false" draw:mirror-vertical="false" draw:type="round-rectangle" draw:modifiers="3878.563495001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6cm" svg:height="2.999cm" svg:x="15.922cm" svg:y="8.303cm">
          <draw:glue-point draw:id="4" svg:x="2.422cm" svg:y="-5cm" draw:escape-direction="up"/>
          <draw:glue-point draw:id="5" svg:x="5.001cm" svg:y="-2.777cm" draw:escape-direction="right"/>
          <draw:glue-point draw:id="6" svg:x="5.001cm" svg:y="2.777cm" draw:escape-direction="right"/>
          <draw:glue-point draw:id="7" svg:x="2.422cm" svg:y="5cm" draw:escape-direction="down"/>
          <draw:glue-point draw:id="8" svg:x="-2.735cm" svg:y="5cm" draw:escape-direction="down"/>
          <draw:glue-point draw:id="9" svg:x="-5.033cm" svg:y="2.777cm" draw:escape-direction="left"/>
          <draw:glue-point draw:id="10" svg:x="-5.033cm" svg:y="-2.777cm" draw:escape-direction="left"/>
          <draw:glue-point draw:id="11" svg:x="-2.735cm" svg:y="-5cm" draw:escape-direction="up"/>
          <text:p text:style-name="P3"><text:span text:style-name="T2">Web3 <text:s/>Wallet</text:span></text:p>
          <text:p text:style-name="P5">Customer’s account</text:p>
          <draw:enhanced-geometry svg:viewBox="0 0 21600 21600" draw:path-stretchpoint-x="10800" draw:path-stretchpoint-y="10800" draw:text-areas="?f3 ?f4 ?f5 ?f6" draw:mirror-horizontal="false" draw:mirror-vertical="false" draw:type="round-rectangle" draw:modifiers="3878.563495001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5" draw:id="id5" draw:layer="layout" svg:width="6cm" svg:height="3cm" svg:x="1.25cm" svg:y="8.302cm">
          <draw:glue-point draw:id="4" svg:x="2.422cm" svg:y="-5cm" draw:escape-direction="up"/>
          <draw:glue-point draw:id="5" svg:x="5.001cm" svg:y="-2.777cm" draw:escape-direction="right"/>
          <draw:glue-point draw:id="6" svg:x="5.001cm" svg:y="2.777cm" draw:escape-direction="right"/>
          <draw:glue-point draw:id="7" svg:x="2.422cm" svg:y="5cm" draw:escape-direction="down"/>
          <draw:glue-point draw:id="8" svg:x="-2.735cm" svg:y="5cm" draw:escape-direction="down"/>
          <draw:glue-point draw:id="9" svg:x="-5.033cm" svg:y="2.777cm" draw:escape-direction="left"/>
          <draw:glue-point draw:id="10" svg:x="-5.033cm" svg:y="-2.777cm" draw:escape-direction="left"/>
          <draw:glue-point draw:id="11" svg:x="-2.735cm" svg:y="-5cm" draw:escape-direction="up"/>
          <text:p text:style-name="P3"><text:span text:style-name="T2">Gora ASO factory</text:span></text:p>
          <text:p text:style-name="P3">Smart contract</text:p>
          <draw:enhanced-geometry svg:viewBox="0 0 21600 21600" draw:path-stretchpoint-x="10800" draw:path-stretchpoint-y="10800" draw:text-areas="?f3 ?f4 ?f5 ?f6" draw:mirror-horizontal="false" draw:mirror-vertical="false" draw:type="round-rectangle" draw:modifiers="3878.563495001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8" draw:layer="layout" draw:type="line" svg:x1="25.906cm" svg:y1="5.401cm" svg:x2="25.908cm" svg:y2="8.303cm" draw:start-shape="id1" draw:start-glue-point="2" draw:end-shape="id2" svg:d="M25906 5401l2 2902" svg:viewBox="0 0 3 2903">
          <text:p/>
        </draw:connector>
        <draw:connector draw:style-name="gr9" draw:text-style-name="P8" draw:layer="layout" draw:type="line" svg:x1="15.922cm" svg:y1="9.802cm" svg:x2="14.6cm" svg:y2="9.8cm" draw:start-shape="id3" draw:start-glue-point="3" draw:end-shape="id4" draw:end-glue-point="1" svg:d="M15922 9802l-1322-2" svg:viewBox="0 0 1323 3">
          <text:p/>
        </draw:connector>
        <draw:connector draw:style-name="gr10" draw:text-style-name="P8" draw:layer="layout" draw:type="line" svg:x1="7.25cm" svg:y1="9.802cm" svg:x2="8.198cm" svg:y2="9.824cm" draw:start-shape="id5" draw:start-glue-point="1" draw:end-shape="id6" draw:end-glue-point="3" svg:d="M7250 9802l948 22" svg:viewBox="0 0 949 23">
          <text:p/>
        </draw:connector>
        <draw:connector draw:style-name="gr11" draw:text-style-name="P8" draw:layer="layout" draw:type="curve" svg:x1="11.478cm" svg:y1="5.401cm" svg:x2="11.149cm" svg:y2="8.25cm" draw:start-shape="id7" draw:start-glue-point="2" draw:end-shape="id6" draw:end-glue-point="0" svg:d="M11478 5401c0 2137-329 713-329 2849" svg:viewBox="0 0 330 2850">
          <text:p/>
        </draw:connector>
        <draw:connector draw:style-name="gr12" draw:text-style-name="P8" draw:layer="layout" draw:type="line" svg:x1="4.248cm" svg:y1="5.401cm" svg:x2="4.25cm" svg:y2="8.302cm" draw:start-shape="id8" draw:start-glue-point="2" draw:end-shape="id5" draw:end-glue-point="0" svg:d="M4248 5401l2 2901" svg:viewBox="0 0 3 2902">
          <text:p/>
        </draw:connector>
        <draw:connector draw:style-name="gr13" draw:text-style-name="P8" draw:layer="layout" draw:type="curve" svg:x1="4.248cm" svg:y1="5.401cm" svg:x2="11.149cm" svg:y2="8.25cm" draw:start-shape="id8" draw:start-glue-point="2" draw:end-shape="id6" svg:d="M4248 5401c0 2137 6901 713 6901 2849" svg:viewBox="0 0 6902 2850">
          <text:p/>
        </draw:connector>
        <draw:connector draw:style-name="gr14" draw:text-style-name="P8" draw:layer="layout" draw:type="curve" svg:x1="18.707cm" svg:y1="5.401cm" svg:x2="11.149cm" svg:y2="8.25cm" draw:start-shape="id9" draw:start-glue-point="2" draw:end-shape="id6" draw:end-glue-point="0" svg:d="M18707 5401c0 2137-7558 713-7558 2849" svg:viewBox="0 0 7559 2850">
          <text:p/>
        </draw:connector>
        <draw:connector draw:style-name="gr15" draw:text-style-name="P8" draw:layer="layout" draw:type="line" svg:x1="18.922cm" svg:y1="8.303cm" svg:x2="18.904cm" svg:y2="6.195cm" draw:start-shape="id3" draw:start-glue-point="0" draw:end-shape="id10" draw:end-glue-point="4" svg:d="M18922 8303l-18-2108" svg:viewBox="0 0 19 210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2" draw:display-name="Arrowheads 12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3cm" svg:stroke-color="#0c5431" draw:marker-start-width="0.245cm" draw:marker-start-center="false" draw:marker-end-width="0.245cm" draw:marker-end-center="false" draw:fill="solid" draw:fill-color="#e9f5e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01:34:05.228682595</meta:creation-date>
    <dc:date>2025-02-26T20:52:03.100362682</dc:date>
    <meta:editing-duration>P3DT2H40M43S</meta:editing-duration>
    <meta:editing-cycles>34</meta:editing-cycles>
    <meta:generator>LibreOffice/7.6.4.1$Linux_X86_64 LibreOffice_project/60$Build-1</meta:generator>
    <meta:document-statistic meta:object-count="22"/>
  </office:meta>
</office:document-meta>
</file>